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25-03-25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87568" calcext:value-type="float">
            <text:p>-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24-12-18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15328" calcext:value-type="float">
            <text:p>-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23-03-30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66264" calcext:value-type="float">
            <text:p>-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22-12-16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76744" calcext:value-type="float">
            <text:p>-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22-03-24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67256" calcext:value-type="float">
            <text:p>-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22-01-19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786616" calcext:value-type="float">
            <text:p>-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21-03-08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517112" calcext:value-type="float">
            <text:p>-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20-12-15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09888" calcext:value-type="float">
            <text:p>-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20-03-11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36152" calcext:value-type="float">
            <text:p>-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19-12-10 2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941552" calcext:value-type="float">
            <text:p>-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19-03-21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47316" calcext:value-type="float">
            <text:p>-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18-12-13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9616" calcext:value-type="float">
            <text:p>-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18-03-1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501104" calcext:value-type="float">
            <text:p>-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18-01-03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108424" calcext:value-type="float">
            <text:p>-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17-03-1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613368" calcext:value-type="float">
            <text:p>-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16-12-02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72488" calcext:value-type="float">
            <text:p>-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16-03-03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881336" calcext:value-type="float">
            <text:p>-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15-03-05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3.021544" calcext:value-type="float">
            <text:p>-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14-12-23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236184" calcext:value-type="float">
            <text:p>-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14-06-05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15256" calcext:value-type="float">
            <text:p>-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14-03-06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5.417272" calcext:value-type="float">
            <text:p>-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13-03-13 2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4.90216" calcext:value-type="float">
            <text:p>-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13-03-0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4.853392" calcext:value-type="float">
            <text:p>-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12-12-05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619976" calcext:value-type="float">
            <text:p>-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12-12-04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08048" calcext:value-type="float">
            <text:p>-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12-09-18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7776" calcext:value-type="float">
            <text:p>-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12-06-07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700248" calcext:value-type="float">
            <text:p>-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1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677632" calcext:value-type="float">
            <text:p>-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12-03-0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4.359616" calcext:value-type="float">
            <text:p>-24.3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11-12-15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064984" calcext:value-type="float">
            <text:p>-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11-10-12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34128" calcext:value-type="float">
            <text:p>-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11-05-18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3.493984" calcext:value-type="float">
            <text:p>-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11-03-0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3.1648" calcext:value-type="float">
            <text:p>-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10-12-09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982432" calcext:value-type="float">
            <text:p>-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10-09-23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96584" calcext:value-type="float">
            <text:p>-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10-03-0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5.837896" calcext:value-type="float">
            <text:p>-25.8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09-12-0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756624" calcext:value-type="float">
            <text:p>-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09-03-05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6.401776" calcext:value-type="float">
            <text:p>-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09-01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5.20696" calcext:value-type="float">
            <text:p>-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08-03-27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4.289512" calcext:value-type="float">
            <text:p>-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07-12-20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0.486096" calcext:value-type="float">
            <text:p>-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07-06-07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8.373832" calcext:value-type="float">
            <text:p>-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07-03-22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9.782008" calcext:value-type="float">
            <text:p>-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06-12-07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4.853392" calcext:value-type="float">
            <text:p>-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06-06-08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5.133808" calcext:value-type="float">
            <text:p>-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06-03-02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7.319224" calcext:value-type="float">
            <text:p>-27.3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05-12-15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5.55748" calcext:value-type="float">
            <text:p>-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05-09-29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8684" calcext:value-type="float">
            <text:p>-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05-03-10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2.458152" calcext:value-type="float">
            <text:p>-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04-12-02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0.486096" calcext:value-type="float">
            <text:p>-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04-09-09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9616" calcext:value-type="float">
            <text:p>-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04-06-03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5.55748" calcext:value-type="float">
            <text:p>-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04-03-04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3.021544" calcext:value-type="float">
            <text:p>-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03-12-04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332952" calcext:value-type="float">
            <text:p>-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03-09-25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741128" calcext:value-type="float">
            <text:p>-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03-06-0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628864" calcext:value-type="float">
            <text:p>-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03-03-13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68652" calcext:value-type="float">
            <text:p>-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02-12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924776" calcext:value-type="float">
            <text:p>-19.9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02-09-19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108424" calcext:value-type="float">
            <text:p>-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02-06-0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03704" calcext:value-type="float">
            <text:p>-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02-03-14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9.28872" calcext:value-type="float">
            <text:p>-39.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01-12-0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7.316664" calcext:value-type="float">
            <text:p>-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01-1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7.30752" calcext:value-type="float">
            <text:p>-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01-09-2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812512" calcext:value-type="float">
            <text:p>-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01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80032" calcext:value-type="float">
            <text:p>-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01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3016" calcext:value-type="float">
            <text:p>-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00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944856" calcext:value-type="float">
            <text:p>-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2000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8.023312" calcext:value-type="float">
            <text:p>-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99-1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5.133808" calcext:value-type="float">
            <text:p>-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99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376392" calcext:value-type="float">
            <text:p>-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99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47316" calcext:value-type="float">
            <text:p>-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98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9.07792" calcext:value-type="float">
            <text:p>-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98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870168" calcext:value-type="float">
            <text:p>-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98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6.755344" calcext:value-type="float">
            <text:p>-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98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9.431488" calcext:value-type="float">
            <text:p>-29.4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97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6.541984" calcext:value-type="float">
            <text:p>-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97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742408" calcext:value-type="float">
            <text:p>-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94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4.1376" calcext:value-type="float">
            <text:p>-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94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2.3088" calcext:value-type="float">
            <text:p>-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93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2.878776" calcext:value-type="float">
            <text:p>-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93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526" calcext:value-type="float">
            <text:p>-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93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4.68624" calcext:value-type="float">
            <text:p>-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92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3.43656" calcext:value-type="float">
            <text:p>-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92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276576" calcext:value-type="float">
            <text:p>-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92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2.317944" calcext:value-type="float">
            <text:p>-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91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1.894272" calcext:value-type="float">
            <text:p>-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91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7096" calcext:value-type="float">
            <text:p>-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91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2.650176" calcext:value-type="float">
            <text:p>-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91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2.650176" calcext:value-type="float">
            <text:p>-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90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1.330392" calcext:value-type="float">
            <text:p>-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90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0.839664" calcext:value-type="float">
            <text:p>-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90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2.528256" calcext:value-type="float">
            <text:p>-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86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6.60904" calcext:value-type="float">
            <text:p>-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86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0.135576" calcext:value-type="float">
            <text:p>-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85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5.381184" calcext:value-type="float">
            <text:p>-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84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5.237928" calcext:value-type="float">
            <text:p>-35.2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84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4.006536" calcext:value-type="float">
            <text:p>-34.0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84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5.53968" calcext:value-type="float">
            <text:p>-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83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4.360104" calcext:value-type="float">
            <text:p>-34.3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83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8.92296" calcext:value-type="float">
            <text:p>-38.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82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8.16352" calcext:value-type="float">
            <text:p>-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82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3.302448" calcext:value-type="float">
            <text:p>-33.3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81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9.782008" calcext:value-type="float">
            <text:p>-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81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4.677096" calcext:value-type="float">
            <text:p>-34.6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80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8.00856" calcext:value-type="float">
            <text:p>-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80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8.00856" calcext:value-type="float">
            <text:p>-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78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4.3484" calcext:value-type="float">
            <text:p>-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78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1.6052" calcext:value-type="float">
            <text:p>-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78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6.482" calcext:value-type="float">
            <text:p>-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77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3.7388" calcext:value-type="float">
            <text:p>-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77-09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964" calcext:value-type="float">
            <text:p>-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77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6492" calcext:value-type="float">
            <text:p>-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77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5.2984" calcext:value-type="float">
            <text:p>-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76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2.2148" calcext:value-type="float">
            <text:p>-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76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2692" calcext:value-type="float">
            <text:p>-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76-06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1836" calcext:value-type="float">
            <text:p>-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76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5.1104" calcext:value-type="float">
            <text:p>-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75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2776" calcext:value-type="float">
            <text:p>-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75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32" calcext:value-type="float">
            <text:p>-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75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2.2148" calcext:value-type="float">
            <text:p>-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74-09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052" calcext:value-type="float">
            <text:p>-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74-06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71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5.2628" calcext:value-type="float">
            <text:p>-45.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70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1.7576" calcext:value-type="float">
            <text:p>-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70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8.1584" calcext:value-type="float">
            <text:p>-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69-1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6.0248" calcext:value-type="float">
            <text:p>-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69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4.5008" calcext:value-type="float">
            <text:p>-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68-1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8.768" calcext:value-type="float">
            <text:p>-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68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7.3964" calcext:value-type="float">
            <text:p>-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67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3.1292" calcext:value-type="float">
            <text:p>-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67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8.768" calcext:value-type="float">
            <text:p>-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66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5.1104" calcext:value-type="float">
            <text:p>-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66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9.53" calcext:value-type="float">
            <text:p>-49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65-1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9.0728" calcext:value-type="float">
            <text:p>-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65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9.53" calcext:value-type="float">
            <text:p>-49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65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1.4172" calcext:value-type="float">
            <text:p>-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64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152" calcext:value-type="float">
            <text:p>-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64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3.4696" calcext:value-type="float">
            <text:p>-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64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6.6344" calcext:value-type="float">
            <text:p>-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64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0.9016" calcext:value-type="float">
            <text:p>-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64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0.9016" calcext:value-type="float">
            <text:p>-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63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0.1396" calcext:value-type="float">
            <text:p>-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63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7.7012" calcext:value-type="float">
            <text:p>-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63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9.624" calcext:value-type="float">
            <text:p>-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63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248" calcext:value-type="float">
            <text:p>-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63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63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8" calcext:value-type="float">
            <text:p>-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63-05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764" calcext:value-type="float">
            <text:p>-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63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5.5676" calcext:value-type="float">
            <text:p>-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63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1.6636" calcext:value-type="float">
            <text:p>-51.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63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0.9016" calcext:value-type="float">
            <text:p>-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62-1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1.6636" calcext:value-type="float">
            <text:p>-51.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62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0.1396" calcext:value-type="float">
            <text:p>-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62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8.2524" calcext:value-type="float">
            <text:p>-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62-09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192" calcext:value-type="float">
            <text:p>-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62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6" calcext:value-type="float">
            <text:p>-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62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196" calcext:value-type="float">
            <text:p>-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62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9644" calcext:value-type="float">
            <text:p>-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62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1356" calcext:value-type="float">
            <text:p>-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62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1.9684" calcext:value-type="float">
            <text:p>-51.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62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1.9684" calcext:value-type="float">
            <text:p>-51.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62-0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2.2732" calcext:value-type="float">
            <text:p>-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62-0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0.9016" calcext:value-type="float">
            <text:p>-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61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4.25696" calcext:value-type="float">
            <text:p>-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61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4.47032" calcext:value-type="float">
            <text:p>-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60-1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.27904" calcext:value-type="float">
            <text:p>-53.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60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7.06368" calcext:value-type="float">
            <text:p>-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59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5.6616" calcext:value-type="float">
            <text:p>-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59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1.14544" calcext:value-type="float">
            <text:p>-51.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59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8.34128" calcext:value-type="float">
            <text:p>-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58-09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7.21864" calcext:value-type="float">
            <text:p>-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58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94104" calcext:value-type="float">
            <text:p>-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58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.98008" calcext:value-type="float">
            <text:p>-53.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58-0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5.38216" calcext:value-type="float">
            <text:p>-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57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8.34128" calcext:value-type="float">
            <text:p>-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57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4.68112" calcext:value-type="float">
            <text:p>-54.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56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0.59936" calcext:value-type="float">
            <text:p>-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56-08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5.81656" calcext:value-type="float">
            <text:p>-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55-1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5.13832" calcext:value-type="float">
            <text:p>-55.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55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8.62072" calcext:value-type="float">
            <text:p>-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55-06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8.62072" calcext:value-type="float">
            <text:p>-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55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5.38216" calcext:value-type="float">
            <text:p>-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54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2.1564" calcext:value-type="float">
            <text:p>-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54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0.0228" calcext:value-type="float">
            <text:p>-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54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6.388" calcext:value-type="float">
            <text:p>-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53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8.5572" calcext:value-type="float">
            <text:p>-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53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6.8452" calcext:value-type="float">
            <text:p>-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52-1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5.9308" calcext:value-type="float">
            <text:p>-55.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52-09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4.96056" calcext:value-type="float">
            <text:p>-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52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3376" calcext:value-type="float">
            <text:p>-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51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9808" calcext:value-type="float">
            <text:p>-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51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5.71744" calcext:value-type="float">
            <text:p>-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50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5.38216" calcext:value-type="float">
            <text:p>-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50-09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2.70248" calcext:value-type="float">
            <text:p>-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50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31136" calcext:value-type="float">
            <text:p>-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49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0.8432" calcext:value-type="float">
            <text:p>-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48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4.10456" calcext:value-type="float">
            <text:p>-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47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7.06368" calcext:value-type="float">
            <text:p>-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47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4.10456" calcext:value-type="float">
            <text:p>-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47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57984" calcext:value-type="float">
            <text:p>-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47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7.06368" calcext:value-type="float">
            <text:p>-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46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9.428928" calcext:value-type="float">
            <text:p>-39.4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2</text:p>
          </table:table-cell>
          <table:table-cell office:value-type="string" calcext:value-type="string">
            <text:p>01N/13E-32ACA</text:p>
          </table:table-cell>
          <table:table-cell office:value-type="string" calcext:value-type="string">
            <text:p>1946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2.672" calcext:value-type="float">
            <text:p>-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0" meta:object-count="0"/>
    <meta:user-defined meta:name="AppVersion">3.0</meta:user-defined>
  </office:meta>
</office:document-meta>
</file>